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Informační portál ESF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udijní informační portál Ekonomicko správní fakulty Masarykovy univerzity v Brně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lavní cíle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Zjednodušení struktury portálu</text:p>
              </text:list-item>
              <text:list-item>
                <text:p>Zlepšení zabezpečení při zachování nízké úrovně administrace</text:p>
              </text:list-item>
              <text:list-item>
                <text:p>Uživatelsky přívětivý přístup k ASPI</text:p>
              </text:list-item>
              <text:list-item>
                <text:p>Silnější administrační nástroj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jednodušení struktury portál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ytvoření dvou základních prvků – předmětů a studijních materiálů</text:p>
              </text:list-item>
              <text:list-item>
                <text:p>Vzájemné propojení typů obsahu</text:p>
              </text:list-item>
              <text:list-item>
                <text:p>Automatické generování tabulek propojení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výšení zabezpečení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zpečnostní aktualizace redakčního systému (Drupal 7)</text:p>
              </text:list-item>
              <text:list-item>
                <text:p>Automatizace přihlašování studentů pomocí autorizace skrze univerzitní informační systé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řístup k ASP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řipojení k ASPI pomocí protokolu vzdálené plochy přímo v prohlížeči</text:p>
              </text:list-item>
              <text:list-item>
                <text:p>Bez nutnosti uživatelské instalace na klientském stroji</text:p>
              </text:list-item>
              <text:list-item>
                <text:p>Podpora všech moderních internetových prohlížečů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lnější administrační nástroj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ministrační centrum pro rychlý přístup k administraci obsahu webu</text:p>
              </text:list-item>
              <text:list-item>
                <text:p>Možnost navracení se v historii</text:p>
              </text:list-item>
              <text:list-item>
                <text:p>Kontrola změn mezi verzem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ek Vantuch</meta:initial-creator>
    <meta:creation-date>2014-03-21T10:42:45.043115868</meta:creation-date>
    <dc:date>2014-03-21T16:25:47.579150623</dc:date>
    <dc:creator>Marek Vantuch</dc:creator>
    <meta:editing-duration>PT54S</meta:editing-duration>
    <meta:editing-cycles>1</meta:editing-cycles>
    <meta:document-statistic meta:object-count="45"/>
    <meta:generator>LibreOffice/4.1.4.2$Linux_X86_64 LibreOffice_project/410$Build-2</meta:generator>
  </office:meta>
</office:document-meta>
</file>